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1">
      <style:text-properties officeooo:rsid="000538ad" officeooo:paragraph-rsid="000538ad"/>
    </style:style>
    <style:style style:name="P2" style:family="paragraph" style:parent-style-name="Heading_20_1">
      <style:text-properties officeooo:rsid="0005a713" officeooo:paragraph-rsid="0005a713"/>
    </style:style>
    <style:style style:name="P3" style:family="paragraph" style:parent-style-name="Heading_20_2">
      <style:text-properties officeooo:rsid="0005a713" officeooo:paragraph-rsid="0005a713"/>
    </style:style>
    <style:style style:name="P4" style:family="paragraph" style:parent-style-name="Text_20_body" style:list-style-name="L1">
      <style:text-properties officeooo:rsid="000538ad" officeooo:paragraph-rsid="000538ad"/>
    </style:style>
    <style:style style:name="P5" style:family="paragraph" style:parent-style-name="Text_20_body" style:list-style-name="L1">
      <style:text-properties officeooo:rsid="0005a713" officeooo:paragraph-rsid="0005a713"/>
    </style:style>
    <style:style style:name="P6" style:family="paragraph" style:parent-style-name="Text_20_body" style:list-style-name="L2">
      <style:text-properties officeooo:rsid="0005a713" officeooo:paragraph-rsid="0005a713"/>
    </style:style>
    <style:style style:name="P7" style:family="paragraph" style:parent-style-name="Text_20_body" style:list-style-name="L4">
      <style:text-properties officeooo:rsid="0005a713" officeooo:paragraph-rsid="0005a713"/>
    </style:style>
    <style:style style:name="P8" style:family="paragraph" style:parent-style-name="Text_20_body" style:list-style-name="L4">
      <style:text-properties officeooo:rsid="0005a713" officeooo:paragraph-rsid="00079b4b"/>
    </style:style>
    <style:style style:name="P9" style:family="paragraph" style:parent-style-name="Text_20_body" style:list-style-name="L2">
      <style:text-properties officeooo:rsid="00079b4b" officeooo:paragraph-rsid="00079b4b"/>
    </style:style>
    <style:style style:name="P10" style:family="paragraph" style:parent-style-name="Text_20_body" style:list-style-name="L3">
      <style:text-properties officeooo:rsid="00079b4b" officeooo:paragraph-rsid="00079b4b"/>
    </style:style>
    <style:style style:name="T1" style:family="text">
      <style:text-properties officeooo:rsid="00079b4b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Сущности</text:h>
      <text:list xml:id="list3476845102" text:style-name="L1">
        <text:list-item>
          <text:p text:style-name="P4">Студент</text:p>
        </text:list-item>
        <text:list-item>
          <text:p text:style-name="P4">Академическая группа</text:p>
        </text:list-item>
        <text:list-item>
          <text:p text:style-name="P4">Сотрудник</text:p>
        </text:list-item>
        <text:list-item>
          <text:p text:style-name="P4">Должность</text:p>
        </text:list-item>
        <text:list-item>
          <text:p text:style-name="P4">Аудитория</text:p>
        </text:list-item>
        <text:list-item>
          <text:p text:style-name="P4">Факультет</text:p>
        </text:list-item>
        <text:list-item>
          <text:p text:style-name="P4">Расписание</text:p>
        </text:list-item>
        <text:list-item>
          <text:p text:style-name="P4">Пара</text:p>
        </text:list-item>
        <text:list-item>
          <text:p text:style-name="P4">Предмет</text:p>
        </text:list-item>
        <text:list-item>
          <text:p text:style-name="P4">Староста</text:p>
        </text:list-item>
        <text:list-item>
          <text:p text:style-name="P4">Направление подготовки</text:p>
        </text:list-item>
        <text:list-item>
          <text:p text:style-name="P4">Курс</text:p>
        </text:list-item>
        <text:list-item>
          <text:p text:style-name="P4">Уровень вышки</text:p>
        </text:list-item>
        <text:list-item>
          <text:p text:style-name="P5">Оценки за предметы</text:p>
        </text:list-item>
      </text:list>
      <text:h text:style-name="P3" text:outline-level="2">Студент</text:h>
      <text:list xml:id="list3555675214" text:style-name="L2">
        <text:list-item>
          <text:p text:style-name="P6">Номер зачётки: уникальный, номер, не пустой</text:p>
        </text:list-item>
        <text:list-item>
          <text:p text:style-name="P6">Фамилия: строка, не пуст<text:span text:style-name="T1">ая</text:span></text:p>
        </text:list-item>
        <text:list-item>
          <text:p text:style-name="P6">Имя: строка, не пуст<text:span text:style-name="T1">ая</text:span></text:p>
        </text:list-item>
        <text:list-item>
          <text:p text:style-name="P6">Отчество: строка</text:p>
        </text:list-item>
        <text:list-item>
          <text:p text:style-name="P9">Номер Академической группы: номер группы, не пустой</text:p>
        </text:list-item>
      </text:list>
      <text:h text:style-name="Heading_20_2" text:outline-level="2"/>
      <text:h text:style-name="Heading_20_2" text:outline-level="2">Сотрудник</text:h>
      <text:list xml:id="list2908219001" text:style-name="L3">
        <text:list-item>
          <text:p text:style-name="P10">ID: уникальный, номер, не пустой</text:p>
        </text:list-item>
        <text:list-item>
          <text:p text:style-name="P10">Название должности: строка, не пустая</text:p>
        </text:list-item>
      </text:list>
      <text:h text:style-name="P2" text:outline-level="1">Запросы из ДБ</text:h>
      <text:list xml:id="list1779040066" text:style-name="L4">
        <text:list-item>
          <text:p text:style-name="P7">Расписание группы <text:span text:style-name="T1">(in: номер Группы, out – Пары с полями Аудитория и Препод)</text:span></text:p>
        </text:list-item>
        <text:list-item>
          <text:p text:style-name="P7">Расписание отдельного студента</text:p>
        </text:list-item>
        <text:list-item>
          <text:p text:style-name="P8"><text:soft-page-break/>Расписание преподавателя <text:span text:style-name="T1">(in: ID препода, out: Пары с полями Аудитория и Академическая группа)</text:span></text:p>
        </text:list-item>
        <text:list-item>
          <text:p text:style-name="P7">Расписание аудитории</text:p>
        </text:list-item>
        <text:list-item>
          <text:p text:style-name="P7">Предметы преподавателя</text:p>
        </text:list-item>
        <text:list-item>
          <text:p text:style-name="P7">Студенты группы</text:p>
        </text:list-item>
        <text:list-item>
          <text:p text:style-name="P7">Группа студента</text:p>
        </text:list-item>
        <text:list-item>
          <text:p text:style-name="P7">Студенты потока</text:p>
        </text:list-item>
        <text:list-item>
          <text:p text:style-name="P7">Студенты курса</text:p>
        </text:list-item>
        <text:list-item>
          <text:p text:style-name="P7">Студенты деканата</text:p>
        </text:list-item>
        <text:list-item>
          <text:p text:style-name="P7">Оценки студента</text:p>
        </text:list-item>
        <text:list-item>
          <text:p text:style-name="P7">Оценки студента за семестр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0T20:13:57.511901474</meta:creation-date>
    <dc:date>2022-09-20T23:18:41.557052891</dc:date>
    <meta:editing-duration>PT49M59S</meta:editing-duration>
    <meta:editing-cycles>4</meta:editing-cycles>
    <meta:generator>LibreOffice/7.0.4.2$Linux_X86_64 LibreOffice_project/00$Build-2</meta:generator>
    <meta:document-statistic meta:table-count="0" meta:image-count="0" meta:object-count="0" meta:page-count="2" meta:paragraph-count="37" meta:word-count="139" meta:character-count="839" meta:non-whitespace-character-count="769"/>
  </office:meta>
</office:document-meta>
</file>